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15cm"/>
    </style:style>
    <style:style style:name="gr10" style:family="graphic" style:parent-style-name="standard">
      <style:graphic-properties draw:stroke="none" svg:stroke-color="#000000" draw:fill="none" draw:fill-color="#ffffff" fo:min-height="0.61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cm" svg:height="3cm" svg:x="12.5cm" svg:y="22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4cm" svg:height="2cm" svg:x="14cm" svg:y="7.5cm">
          <text:p text:style-name="P1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5cm" svg:height="3.5cm" svg:x="13cm" svg:y="15cm">
          <text:p text:style-name="P1">Ready<text:line-break/>(Contactors<text:line-break/>engage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3.5cm" svg:height="2.5cm" svg:x="3cm" svg:y="15.5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5cm" svg:y1="23.499cm" svg:x2="5.986cm" svg:y2="17.633cm" draw:start-shape="id1" draw:start-glue-point="6" draw:end-shape="id2" draw:end-glue-point="9" svg:d="m12500 23499-6514-5866">
          <text:p text:style-name="P1">IGN Off</text:p>
        </draw:connector>
        <draw:connector draw:style-name="gr4" draw:text-style-name="P1" draw:layer="layout" draw:type="line" svg:x1="15.499cm" svg:y1="18.498cm" svg:x2="14.999cm" svg:y2="22cm" draw:start-shape="id3" draw:start-glue-point="8" draw:end-shape="id1" draw:end-glue-point="4" svg:d="m15499 18498-500 3502">
          <text:p text:style-name="P1">Start</text:p>
        </draw:connector>
        <draw:connector draw:style-name="gr4" draw:text-style-name="P1" draw:layer="layout" draw:type="line" svg:x1="6.498cm" svg:y1="16.749cm" svg:x2="13cm" svg:y2="16.749cm" draw:start-shape="id2" draw:start-glue-point="10" draw:end-shape="id3" draw:end-glue-point="6" svg:d="m6498 16749h6502">
          <text:p text:style-name="P1">IGN On</text:p>
        </draw:connector>
        <draw:connector draw:style-name="gr4" draw:text-style-name="P1" draw:layer="layout" draw:type="line" svg:x1="5.986cm" svg:y1="15.865cm" svg:x2="14.584cm" svg:y2="9.206cm" draw:start-shape="id2" draw:start-glue-point="11" draw:end-shape="id4" draw:end-glue-point="7" svg:d="m5986 15865 8598-6659">
          <text:p text:style-name="P1">Fault</text:p>
        </draw:connector>
        <draw:custom-shape draw:style-name="gr5" draw:text-style-name="P1" draw:id="id5" draw:layer="layout" svg:width="5.5cm" svg:height="3.5cm" svg:x="4.5cm" svg:y="4cm">
          <text:p text:style-name="P1">OFF<text:line-break/>(no powwe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999cm" svg:y1="7.5cm" svg:x2="10cm" svg:y2="5.75cm" draw:start-shape="id4" draw:start-glue-point="4" draw:end-shape="id5" svg:d="m15999 7500-5999-1750">
          <text:p text:style-name="P1">Switch OFF</text:p>
        </draw:connector>
        <draw:connector draw:style-name="gr4" draw:text-style-name="P1" draw:layer="layout" draw:type="line" svg:x1="7.249cm" svg:y1="7.498cm" svg:x2="4.749cm" svg:y2="15.5cm" draw:start-shape="id5" draw:start-glue-point="8" draw:end-shape="id2" draw:end-glue-point="4" svg:d="m7249 7498-2500 8002">
          <text:p text:style-name="P1">Switch ON</text:p>
        </draw:connector>
        <draw:connector draw:style-name="gr4" draw:text-style-name="P1" draw:layer="layout" draw:type="curve" svg:x1="15.499cm" svg:y1="15cm" svg:x2="17.414cm" svg:y2="9.206cm" draw:start-shape="id3" draw:start-glue-point="4" draw:end-shape="id4" draw:end-glue-point="9" svg:d="m15499 15000c0-4125 1915-1228 1915-5794">
          <text:p text:style-name="P1">Contactor<text:line-break/>Fault detected</text:p>
        </draw:connector>
        <draw:custom-shape draw:style-name="gr6" draw:text-style-name="P1" draw:id="id6" draw:layer="layout" svg:width="3cm" svg:height="1.5cm" svg:x="8.5cm" svg:y="14.5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986cm" svg:y1="15.865cm" svg:x2="8.5cm" svg:y2="15.249cm" draw:start-shape="id2" draw:start-glue-point="11" draw:end-shape="id6" draw:end-glue-point="6" svg:d="m5986 15865 2514-616">
          <text:p/>
        </draw:connector>
        <draw:connector draw:style-name="gr8" draw:text-style-name="P1" draw:layer="layout" draw:type="line" svg:x1="11.5cm" svg:y1="15.249cm" svg:x2="13.731cm" svg:y2="15.511cm" draw:start-shape="id6" draw:start-glue-point="10" draw:end-shape="id3" draw:end-glue-point="5" svg:d="m11500 15249 2231 262">
          <text:p/>
        </draw:connector>
        <draw:frame draw:style-name="gr9" draw:text-style-name="P2" draw:layer="layout" svg:width="4.16cm" svg:height="1.365cm" svg:x="16.5cm" svg:y="18.5cm">
          <draw:text-box>
            <text:list text:style-name="L1">
              <text:list-item>
                <text:p text:style-name="P2"><text:span text:style-name="T1">All lights on (2 sec)</text:span></text:p>
              </text:list-item>
              <text:list-item>
                <text:p text:style-name="P2"><text:span text:style-name="T1">Then green light flash</text:span></text:p>
              </text:list-item>
            </text:list>
          </draw:text-box>
        </draw:frame>
        <draw:frame draw:style-name="gr9" draw:text-style-name="P2" draw:layer="layout" svg:width="6cm" svg:height="1.365cm" svg:x="1cm" svg:y="18.135cm">
          <draw:text-box>
            <text:list text:style-name="L1">
              <text:list-item>
                <text:p text:style-name="P2"><text:span text:style-name="T1">No vehicle control lights</text:span></text:p>
              </text:list-item>
              <text:list-item>
                <text:p text:style-name="P2"><text:span text:style-name="T1">12V physical power light only</text:span></text:p>
              </text:list-item>
            </text:list>
          </draw:text-box>
        </draw:frame>
        <draw:frame draw:style-name="gr9" draw:text-style-name="P2" draw:layer="layout" svg:width="4.16cm" svg:height="1.365cm" svg:x="16.34cm" svg:y="24.5cm">
          <draw:text-box>
            <text:list text:style-name="L1">
              <text:list-item>
                <text:p text:style-name="P2"><text:span text:style-name="T1">Green light on solid</text:span></text:p>
              </text:list-item>
            </text:list>
          </draw:text-box>
        </draw:frame>
        <draw:frame draw:style-name="gr10" draw:text-style-name="P2" draw:layer="layout" svg:width="4.16cm" svg:height="0.865cm" svg:x="15.84cm" svg:y="6.635cm">
          <draw:text-box>
            <text:list text:style-name="L1">
              <text:list-item>
                <text:p text:style-name="P2"><text:span text:style-name="T1">Red light on solid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2T14:46:28</meta:creation-date>
    <meta:generator>OpenOffice.org/3.0$Linux OpenOffice.org_project/300m15$Build-9379</meta:generator>
    <dc:date>2009-12-25T00:27:11</dc:date>
    <meta:editing-duration>PT19H40M43S</meta:editing-duration>
    <meta:editing-cycles>6</meta:editing-cycles>
    <meta:print-date>2009-12-02T21:11:36</meta:print-date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